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#3deb3d"/>
      <style:text-properties style:font-name="Bitstream Vera Sans"/>
    </style:style>
    <style:style style:name="ce4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6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7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F5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</text:p>
          </table:table-cell>
          <table:table-cell office:value-type="string">
            <text:p>Reviewed</text:p>
          </table:table-cell>
          <table:table-cell office:value-type="string">
            <text:p>2nd Draft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office:value-type="string">
            <text:p>started</text:p>
          </table:table-cell>
          <table:table-cell table:number-columns-repeated="25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done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yntax, type system basics</text:p>
          </table:table-cell>
          <table:table-cell office:value-type="string">
            <text:p>shared</text:p>
          </table:table-cell>
          <table:table-cell office:value-type="string">
            <text:p>done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unctional Programming</text:p>
          </table:table-cell>
          <table:table-cell office:value-type="string">
            <text:p>shared</text:p>
          </table:table-cell>
          <table:table-cell office:value-type="string">
            <text:p>done (bos)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rite a library</text:p>
          </table:table-cell>
          <table:table-cell office:value-type="string">
            <text:p>bos/dons</text:p>
          </table:table-cell>
          <table:table-cell table:number-columns-repeated="25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ypeclasses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office:value-type="string">
            <text:p>ready</text:p>
          </table:table-cell>
          <table:table-cell table:number-columns-repeated="25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office:value-type="string">
            <text:p>ready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ile name matching, regexp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inary files and format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table:number-columns-repeated="25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arsec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7.5">
            <text:p>17.5</text:p>
          </table:table-cell>
          <table:table-cell office:value-type="string">
            <text:p>parsing a bioinformatics format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FFI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ystems programming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GUI: gtk2h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ata mining</text:p>
          </table:table-cell>
          <table:table-cell office:value-type="string">
            <text:p>?</text:p>
          </table:table-cell>
          <table:table-cell table:number-columns-repeated="25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dvanced Concurrent/Paralle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oncurrency: lockless DB, STM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dvnaced Haskel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everse HTTP Proxy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C?</text:p>
          </table:table-cell>
          <table:table-cell office:value-type="string">
            <text:p>POSIX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string">
            <text:p>D?</text:p>
          </table:table-cell>
          <table:table-cell office:value-type="string">
            <text:p>HUGS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string">
            <text:p>E?</text:p>
          </table:table-cell>
          <table:table-cell office:value-type="string">
            <text:p>Data.Typeable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DEADLINES</text:p>
          </table:table-cell>
          <table:table-cell table:style-name="ce3"/>
          <table:table-cell table:style-name="ce4" office:value-type="string">
            <text:p>Who</text:p>
          </table:table-cell>
          <table:table-cell table:style-name="ce4" office:value-type="string">
            <text:p>Total Chap.</text:p>
          </table:table-cell>
          <table:table-cell table:style-name="ce4" office:value-type="string">
            <text:p># 1st Done</text:p>
          </table:table-cell>
          <table:table-cell table:style-name="ce4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First 2 chapters: July 1, 2007</text:p>
          </table:table-cell>
          <table:table-cell table:style-name="ce3"/>
          <table:table-cell table:style-name="ce5" office:value-type="string">
            <text:p>shared</text:p>
          </table:table-cell>
          <table:table-cell table:style-name="ce5" table:formula="oooc:=COUNTIF([.C4:.C40];&quot;.*shared.*&quot;)" office:value-type="float" office:value="4">
            <text:p>4</text:p>
          </table:table-cell>
          <table:table-cell table:style-name="ce5" table:formula="oooc:=DCOUNTA([.A3:.E40];0;[.A54:.B55])" office:value-type="float" office:value="3">
            <text:p>3</text:p>
          </table:table-cell>
          <table:table-cell table:style-name="ce6" table:formula="oooc:=[.E47]/[.D47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Half of chapters: November 15, 2007</text:p>
          </table:table-cell>
          <table:table-cell table:style-name="ce3"/>
          <table:table-cell table:style-name="ce5" office:value-type="string">
            <text:p>bos</text:p>
          </table:table-cell>
          <table:table-cell table:style-name="ce5" table:formula="oooc:=COUNTIF([.C4:.C40];&quot;.*bos.*&quot;)" office:value-type="float" office:value="12">
            <text:p>12</text:p>
          </table:table-cell>
          <table:table-cell table:style-name="ce5" table:formula="oooc:=DCOUNTA([.A3:.E40];0;[.A56:.B57])" office:value-type="float" office:value="6">
            <text:p>6</text:p>
          </table:table-cell>
          <table:table-cell table:style-name="ce6" table:formula="oooc:=[.E48]/[.D48]" office:value-type="percentage" office:value="0.5">
            <text:p>50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omplete first draft: March 1, 2008</text:p>
          </table:table-cell>
          <table:table-cell table:style-name="ce3"/>
          <table:table-cell table:style-name="ce5" office:value-type="string">
            <text:p>dons</text:p>
          </table:table-cell>
          <table:table-cell table:style-name="ce5" table:formula="oooc:=COUNTIF([.C4:.C40];&quot;.*dons.*&quot;)" office:value-type="float" office:value="10">
            <text:p>10</text:p>
          </table:table-cell>
          <table:table-cell table:style-name="ce5" table:formula="oooc:=DCOUNTA([.A3:.E40];0;[.A58:.B59])" office:value-type="float" office:value="0">
            <text:p>0</text:p>
          </table:table-cell>
          <table:table-cell table:style-name="ce6" table:formula="oooc:=[.E49]/[.D49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omplete final draft: April 1, 2008</text:p>
          </table:table-cell>
          <table:table-cell table:style-name="ce3"/>
          <table:table-cell table:style-name="ce5" office:value-type="string">
            <text:p>jg</text:p>
          </table:table-cell>
          <table:table-cell table:style-name="ce5" table:formula="oooc:=COUNTIF([.C4:.C40];&quot;.*jg.*&quot;)" office:value-type="float" office:value="12">
            <text:p>12</text:p>
          </table:table-cell>
          <table:table-cell table:style-name="ce5" table:formula="oooc:=DCOUNTA([.A3:.E40];0;[.A60:.B61])" office:value-type="float" office:value="6">
            <text:p>6</text:p>
          </table:table-cell>
          <table:table-cell table:style-name="ce6" table:formula="oooc:=[.E50]/[.D50]" office:value-type="percentage" office:value="0.5">
            <text:p>5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5" table:number-columns-repeated="3"/>
          <table:table-cell table:style-name="ce6"/>
          <table:table-cell table:number-columns-repeated="250"/>
        </table:table-row>
        <table:table-row table:style-name="ro2">
          <table:table-cell table:number-columns-repeated="2"/>
          <table:table-cell table:style-name="ce4" office:value-type="string">
            <text:p>TOTAL</text:p>
          </table:table-cell>
          <table:table-cell table:style-name="ce4" table:formula="oooc:=COUNT([.A4:.A40])" office:value-type="float" office:value="32">
            <text:p>32</text:p>
          </table:table-cell>
          <table:table-cell table:style-name="ce4" table:formula="oooc:=COUNTIF([.D4:.D40];&quot;.*done.*&quot;)" office:value-type="float" office:value="15">
            <text:p>15</text:p>
          </table:table-cell>
          <table:table-cell table:style-name="ce7" table:formula="oooc:=[.E52]/[.D52]" office:value-type="percentage" office:value="0.46875">
            <text:p>47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 table:number-rows-repeated="654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8">01/08/2008</text:date>, <text:time>08:1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1-08T08:15:09</dc:date>
    <meta:editing-cycles>8</meta:editing-cycles>
    <meta:editing-duration>PT3H22M12S</meta:editing-duration>
    <meta:user-defined meta:name="Info 1"/>
    <meta:user-defined meta:name="Info 2"/>
    <meta:user-defined meta:name="Info 3"/>
    <meta:user-defined meta:name="Info 4"/>
    <meta:document-statistic meta:table-count="3" meta:cell-count="195"/>
  </office:meta>
</office:document-meta>
</file>